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等线2" svg:font-family="等线"/>
    <style:font-face style:name="Liberation Sans1" svg:font-family="'Liberation Sans'" style:font-family-generic="roman"/>
    <style:font-face style:name="等线" svg:font-family="等线" style:font-family-generic="roman"/>
    <style:font-face style:name="Liberation Sans2" svg:font-family="'Liberation Sans'" style:font-pitch="variable"/>
    <style:font-face style:name="NSimSun1" svg:font-family="NSimSun" style:font-pitch="variable"/>
    <style:font-face style:name="Noto Sans Devanagari1" svg:font-family="'Noto Sans Devanagari'" style:font-pitch="variable"/>
    <style:font-face style:name="Tahoma1" svg:font-family="Tahoma" style:font-pitch="variable"/>
    <style:font-face style:name="等线1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空白-title">
      <style:graphic-properties fo:min-height="2.629cm"/>
      <style:paragraph-properties style:writing-mode="lr-tb"/>
    </style:style>
    <style:style style:name="pr4" style:family="presentation" style:parent-style-name="Master1-Layout7-blank-空白-outline1">
      <style:graphic-properties fo:min-height="8.885cm"/>
      <style:paragraph-properties style:writing-mode="lr-tb"/>
    </style:style>
    <style:style style:name="pr5" style:family="presentation" style:parent-style-name="Master1-Layout7-blank-空白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SimSun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71cm" svg:y="4.356cm" presentation:class="title">
          <draw:text-box>
            <text:p text:style-name="P1"><text:span text:style-name="T1">PRL reading summary</text:span></text:p>
          </draw:text-box>
        </draw:frame>
        <presentation:notes draw:style-name="dp2">
          <draw:frame draw:name="灯片编号占位符 6" draw:style-name="gr1" draw:text-style-name="P2" draw:layer="layout" svg:width="9.369cm" svg:height="1.396cm" svg:x="12.22cm" svg:y="26.543cm">
            <draw:text-box>
              <text:p text:style-name="P3"><text:span text:style-name="T2"><text:page-number>3</text:page-number></text:span></text:p>
            </draw:text-box>
          </draw:frame>
          <draw:page-thumbnail draw:name="幻灯片图像占位符 1" draw:layer="layout" svg:width="18.622cm" svg:height="10.477cm" svg:x="1.482cm" svg:y="2.121cm" draw:page-number="1" presentation:class="page"/>
          <draw:frame draw:name="备注占位符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13">
        <draw:frame presentation:style-name="pr3" draw:layer="layout" svg:width="25.2cm" svg:height="2.629cm" svg:x="1.4cm" svg:y="0.627cm" presentation:class="title" presentation:user-transformed="true">
          <draw:text-box>
            <text:p><text:span text:style-name="T3">DOI: 10.1103/PhysRevLett.125.133603</text:span></text:p>
          </draw:text-box>
        </draw:frame>
        <draw:frame presentation:style-name="pr4" draw:layer="layout" svg:width="25.2cm" svg:height="9.135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拓扑平庸绝缘体</text:span><text:span text:style-name="T4">---&gt; </text:span><text:span text:style-name="T5">拓扑非平庸绝缘体（增加无序）。 </text:span><text:span text:style-name="T5">topological Anderson insulator (TAI)[24]27]</text:span></text:p>
              </text:list-item>
              <text:list-item>
                <text:p text:style-name="P5"><text:span text:style-name="T5">实验：二维无序的旋磁光晶格中实现了</text:span><text:span text:style-name="T5">TAI</text:span></text:p>
              </text:list-item>
              <text:list-item>
                <text:p text:style-name="P5"><text:span text:style-name="T5">观察到了无序诱导的拓扑相变，有稳定的手征边缘态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空白" presentation:presentation-page-layout-name="AL1T13">
        <draw:frame presentation:style-name="pr3" draw:layer="layout" svg:width="25.2cm" svg:height="2.629cm" svg:x="1.4cm" svg:y="0.627cm" presentation:class="title" presentation:user-transformed="true">
          <draw:text-box>
            <text:p><text:span text:style-name="T3">DOI: 10.1103/PhysRevLett.125.117209</text:span></text:p>
          </draw:text-box>
        </draw:frame>
        <draw:frame presentation:style-name="pr4" draw:layer="layout" svg:width="25.2cm" svg:height="9.135cm" svg:x="1.4cm" svg:y="3.685cm" presentation:class="outline">
          <draw:text-box>
            <text:list text:style-name="L4">
              <text:list-item>
                <text:p>magnon不仅带自旋，还有轨道角动量</text:p>
              </text:list-item>
              <text:list-item>
                <text:p>微观理论</text:p>
              </text:list-item>
              <text:list-item>
                <text:p>指导实验上如何测量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等线2" svg:font-family="等线"/>
    <style:font-face style:name="Liberation Sans1" svg:font-family="'Liberation Sans'" style:font-family-generic="roman"/>
    <style:font-face style:name="等线" svg:font-family="等线" style:font-family-generic="roman"/>
    <style:font-face style:name="Liberation Sans2" svg:font-family="'Liberation Sans'" style:font-pitch="variable"/>
    <style:font-face style:name="NSimSun1" svg:font-family="NSimSun" style:font-pitch="variable"/>
    <style:font-face style:name="Noto Sans Devanagari1" svg:font-family="'Noto Sans Devanagari'" style:font-pitch="variable"/>
    <style:font-face style:name="Tahoma1" svg:font-family="Tahoma" style:font-pitch="variable"/>
    <style:font-face style:name="等线1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标题和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标题和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节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节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两栏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两栏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仅标题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仅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空白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内容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内容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图片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图片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标题和竖排文字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标题和竖排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竖排标题与文本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竖排标题与文本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6pt" style:language-asian="zh" style:country-asian="CN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页眉占位符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页脚占位符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灯片编号占位符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标题占位符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文本占位符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Default-title" draw:layer="backgroundobjects" svg:width="18.624cm" svg:height="10.476cm" svg:x="1.482cm" svg:y="2.123cm" presentation:class="page"/>
        <draw:frame draw:name="备注占位符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-title-标题幻灯片" style:page-layout-name="PM1" draw:style-name="Mdp1">
      <draw:frame draw:name="标题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单击此处编辑母版标题样式</text:span></text:p>
        </draw:text-box>
      </draw:frame>
      <draw:frame draw:name="副标题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单击此处编辑母版副标题样式</text:span></text:p>
        </draw:text-box>
      </draw:frame>
      <draw:frame draw:name="日期占位符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1-title-标题幻灯片-title" draw:layer="backgroundobjects" svg:width="18.624cm" svg:height="10.476cm" svg:x="1.482cm" svg:y="2.123cm" presentation:class="page"/>
        <draw:frame draw:name="备注占位符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2-obj-标题和内容" style:page-layout-name="PM1" draw:style-name="Mdp1">
      <draw:frame draw:name="标题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单击此处编辑母版文本样式</text:span><text:span text:style-name="MT2"><text:line-break/></text:span><text:span text:style-name="MT3">二级</text:span><text:span text:style-name="MT3"><text:line-break/></text:span><text:span text:style-name="MT4">三级</text:span><text:span text:style-name="MT4"><text:line-break/></text:span><text:span text:style-name="MT5">四级</text:span><text:span text:style-name="MT5"><text:line-break/></text:span><text:span text:style-name="MT5">五级</text:span></text:p>
        </draw:text-box>
      </draw:frame>
      <draw:frame draw:name="日期占位符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2-obj-标题和内容-title" draw:layer="backgroundobjects" svg:width="18.624cm" svg:height="10.476cm" svg:x="1.482cm" svg:y="2.123cm" presentation:class="page"/>
        <draw:frame draw:name="备注占位符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3-secHead-节标题" style:page-layout-name="PM1" draw:style-name="Mdp1">
      <draw:frame draw:name="标题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单击此处编辑母版标题样式</text:span></text:p>
        </draw:text-box>
      </draw:frame>
      <draw:frame draw:name="文本占位符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单击此处编辑母版文本样式</text:span></text:p>
            </text:list-item>
          </text:list>
        </draw:text-box>
      </draw:frame>
      <draw:frame draw:name="日期占位符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3-secHead-节标题-title" draw:layer="backgroundobjects" svg:width="18.624cm" svg:height="10.476cm" svg:x="1.482cm" svg:y="2.123cm" presentation:class="page"/>
        <draw:frame draw:name="备注占位符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4-twoObj-两栏内容" style:page-layout-name="PM1" draw:style-name="Mdp1">
      <draw:frame draw:name="标题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单击此处编辑母版文本样式</text:span><text:span text:style-name="MT2"><text:line-break/></text:span><text:span text:style-name="MT3">二级</text:span><text:span text:style-name="MT3"><text:line-break/></text:span><text:span text:style-name="MT4">三级</text:span><text:span text:style-name="MT4"><text:line-break/></text:span><text:span text:style-name="MT5">四级</text:span><text:span text:style-name="MT5"><text:line-break/></text:span><text:span text:style-name="MT5">五级</text:span></text:p>
        </draw:text-box>
      </draw:frame>
      <draw:frame draw:name="内容占位符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单击此处编辑母版文本样式</text:span><text:span text:style-name="MT2"><text:line-break/></text:span><text:span text:style-name="MT3">二级</text:span><text:span text:style-name="MT3"><text:line-break/></text:span><text:span text:style-name="MT4">三级</text:span><text:span text:style-name="MT4"><text:line-break/></text:span><text:span text:style-name="MT5">四级</text:span><text:span text:style-name="MT5"><text:line-break/></text:span><text:span text:style-name="MT5">五级</text:span></text:p>
        </draw:text-box>
      </draw:frame>
      <draw:frame draw:name="日期占位符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4-twoObj-两栏内容-title" draw:layer="backgroundobjects" svg:width="18.624cm" svg:height="10.476cm" svg:x="1.482cm" svg:y="2.123cm" presentation:class="page"/>
        <draw:frame draw:name="备注占位符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5-twoTxTwoObj-比较" style:page-layout-name="PM1" draw:style-name="Mdp1">
      <draw:frame draw:name="标题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单击此处编辑母版标题样式</text:span></text:p>
        </draw:text-box>
      </draw:frame>
      <draw:frame draw:name="文本占位符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单击此处编辑母版文本样式</text:span><text:span text:style-name="MT2"><text:line-break/></text:span><text:span text:style-name="MT3">二级</text:span><text:span text:style-name="MT3"><text:line-break/></text:span><text:span text:style-name="MT4">三级</text:span><text:span text:style-name="MT4"><text:line-break/></text:span><text:span text:style-name="MT5">四级</text:span><text:span text:style-name="MT5"><text:line-break/></text:span><text:span text:style-name="MT5">五级</text:span></text:p>
        </draw:text-box>
      </draw:frame>
      <draw:frame draw:name="文本占位符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单击此处编辑母版文本样式</text:span><text:span text:style-name="MT2"><text:line-break/></text:span><text:span text:style-name="MT3">二级</text:span><text:span text:style-name="MT3"><text:line-break/></text:span><text:span text:style-name="MT4">三级</text:span><text:span text:style-name="MT4"><text:line-break/></text:span><text:span text:style-name="MT5">四级</text:span><text:span text:style-name="MT5"><text:line-break/></text:span><text:span text:style-name="MT5">五级</text:span></text:p>
        </draw:text-box>
      </draw:frame>
      <draw:frame draw:name="日期占位符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5-twoTxTwoObj-比较-title" draw:layer="backgroundobjects" svg:width="18.624cm" svg:height="10.476cm" svg:x="1.482cm" svg:y="2.123cm" presentation:class="page"/>
        <draw:frame draw:name="备注占位符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6-titleOnly-仅标题" style:page-layout-name="PM1" draw:style-name="Mdp1">
      <draw:frame draw:name="标题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日期占位符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6-titleOnly-仅标题-title" draw:layer="backgroundobjects" svg:width="18.624cm" svg:height="10.476cm" svg:x="1.482cm" svg:y="2.123cm" presentation:class="page"/>
        <draw:frame draw:name="备注占位符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占位符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draw:frame presentation:style-name="Master1-Layout7-blank-空白-title" draw:layer="backgroundobjects" svg:width="25.2cm" svg:height="2.629cm" svg:x="1.4cm" svg:y="0.628cm" presentation:class="title" presentation:placeholder="true">
        <draw:text-box/>
      </draw:frame>
      <draw:frame presentation:style-name="Master1-Layout7-blank-空白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幻灯片图像占位符 1" presentation:style-name="Master1-Layout7-blank-空白-title" draw:layer="backgroundobjects" svg:width="18.624cm" svg:height="10.476cm" svg:x="1.482cm" svg:y="2.123cm" presentation:class="page"/>
        <draw:frame draw:name="备注占位符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8-objTx-内容与标题" style:page-layout-name="PM1" draw:style-name="Mdp1">
      <draw:frame draw:name="标题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内容占位符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单击此处编辑母版文本样式</text:span><text:span text:style-name="MT2"><text:line-break/></text:span><text:span text:style-name="MT12">二级</text:span><text:span text:style-name="MT12"><text:line-break/></text:span><text:span text:style-name="MT3">三级</text:span><text:span text:style-name="MT3"><text:line-break/></text:span><text:span text:style-name="MT4">四级</text:span><text:span text:style-name="MT4"><text:line-break/></text:span><text:span text:style-name="MT4">五级</text:span></text:p>
        </draw:text-box>
      </draw:frame>
      <draw:frame draw:name="文本占位符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8-objTx-内容与标题-title" draw:layer="backgroundobjects" svg:width="18.624cm" svg:height="10.476cm" svg:x="1.482cm" svg:y="2.123cm" presentation:class="page"/>
        <draw:frame draw:name="备注占位符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9-picTx-图片与标题" style:page-layout-name="PM1" draw:style-name="Mdp1">
      <draw:frame draw:name="标题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图片占位符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文本占位符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9-picTx-图片与标题-title" draw:layer="backgroundobjects" svg:width="18.624cm" svg:height="10.476cm" svg:x="1.482cm" svg:y="2.123cm" presentation:class="page"/>
        <draw:frame draw:name="备注占位符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draw:frame draw:name="标题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10-vertTx-标题和竖排文字-title" draw:layer="backgroundobjects" svg:width="18.624cm" svg:height="10.476cm" svg:x="1.482cm" svg:y="2.123cm" presentation:class="page"/>
        <draw:frame draw:name="备注占位符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draw:frame draw:name="竖排标题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幻灯片图像占位符 1" presentation:style-name="Master1-Layout11-vertTitleAndTx-竖排标题与文本-title" draw:layer="backgroundobjects" svg:width="18.624cm" svg:height="10.476cm" svg:x="1.482cm" svg:y="2.123cm" presentation:class="page"/>
        <draw:frame draw:name="备注占位符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页眉占位符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期占位符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页脚占位符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灯片编号占位符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title>arxiv reading summary</dc:title>
    <meta:initial-creator>李高阳</meta:initial-creator>
    <meta:creation-date>2021-03-26T09:23:44Z</meta:creation-date>
    <dc:date>2021-05-07T15:00:16.860312507</dc:date>
    <meta:editing-cycles>103</meta:editing-cycles>
    <meta:editing-duration>PT19H15M16S</meta:editing-duration>
    <meta:document-statistic meta:object-count="159"/>
  </office:meta>
</office:document-meta>
</file>